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35697EC4E62687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3937in" svg:y="-0.4319in" svg:width="7.4807in" svg:height="4.2075in" draw:z-index="0"><draw:image xlink:href="Pictures/10000001000007800000043835697EC4E62687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2:12:26.181122886</meta:creation-date>
    <meta:generator>LibreOffice/7.5.7.1$Linux_X86_64 LibreOffice_project/50$Build-1</meta:generator>
    <dc:date>2023-11-13T12:53:48.868680548</dc:date>
    <meta:editing-duration>PT41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